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f09b" officeooo:paragraph-rsid="0012f09b"/>
    </style:style>
    <style:style style:name="P2" style:family="paragraph" style:parent-style-name="Standard">
      <style:text-properties officeooo:rsid="00138ebd" officeooo:paragraph-rsid="00138ebd"/>
    </style:style>
    <style:style style:name="T1" style:family="text">
      <style:text-properties officeooo:rsid="00138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Zestaw 5</text:p>
      <text:p text:style-name="P1">W skład zestawu wchodzą:</text:p>
      <text:p text:style-name="P1">- Trixie Dog Activity torba na przysmaki</text:p>
      <text:p text:style-name="P1">- Apaszka rozm. M</text:p>
      <text:p text:style-name="P1">- Hunter Calcium Milk Bone kość z wapniem</text:p>
      <text:p text:style-name="P1">- Owocowe przysmaki dla psów bosh Fruitees</text:p>
      <text:p text:style-name="P1">- Trixie piłka gumowa na sznurku</text:p>
      <text:p text:style-name="P1">- 2 saszetki <text:span text:style-name="T1">wysokiej jakości ekologicznej karmy Biokurczak z bioprosem i Sarnina z Biobatatami</text:span></text:p>
      <text:p text:style-name="P2">Wszystko zapakowane w ekologiczne pudełko</text:p>
      <text:p text:style-name="P2">Cena zestawu 89zł + koszt przesyłki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6T20:09:04.659000000</meta:creation-date>
    <dc:date>2021-04-16T20:54:05.022000000</dc:date>
    <meta:editing-duration>PT4M40S</meta:editing-duration>
    <meta:editing-cycles>1</meta:editing-cycles>
    <meta:document-statistic meta:table-count="0" meta:image-count="0" meta:object-count="0" meta:page-count="1" meta:paragraph-count="10" meta:word-count="63" meta:character-count="375" meta:non-whitespace-character-count="322"/>
    <meta:generator>LibreOffice/7.1.2.2$Windows_X86_64 LibreOffice_project/8a45595d069ef5570103caea1b71cc9d82b2aae4</meta:generator>
  </office:meta>
</office:document-meta>
</file>